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Chapter_20_Number" style:master-page-name="Standard"/>
    <style:style style:name="P2" style:family="paragraph" style:parent-style-name="Body_20_Text_20_First">
      <style:text-properties fo:font-weight="bold" style:font-weight-asian="bold" style:font-weight-complex="bold"/>
    </style:style>
    <style:style style:name="P3" style:family="paragraph" style:parent-style-name="Body_20_Text_20_Cont">
      <style:text-properties fo:font-weight="bold" style:font-weight-asian="bold" style:font-weight-complex="bold"/>
    </style:style>
    <style:style style:name="P4" style:family="paragraph" style:parent-style-name="Body_20_Text">
      <style:text-properties fo:font-weight="bold" style:font-weight-asian="bold" style:font-weight-complex="bold"/>
    </style:style>
    <style:style style:name="P5" style:family="paragraph" style:parent-style-name="Body_20_Text_20_Cont">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parent-style-name="Code_20_Inline">
      <style:text-properties fo:font-weight="bold" style:font-weight-asian="bold" style:font-weight-complex="bold"/>
    </style:style>
    <style:style style:name="T4" style:family="text" style:parent-style-name="Code_20_Inline">
      <style:text-properties fo:font-weight="normal" style:font-weight-asian="normal" style:font-weight-complex="normal"/>
    </style:style>
    <style:style style:name="T5" style:family="text">
      <style:text-properties fo:font-style="italic" style:font-style-asian="italic" style:font-style-complex="italic"/>
    </style:style>
    <number:number-style style:name="N0">
      <number:number number:min-integer-digits="1"/>
    </number:number-style>
  </office:automatic-styles>
  <office:body>
    <office:text>
      <office:forms form:automatic-focus="false" form:apply-design-mode="false"/>
      <text:tracked-changes>
        <text:changed-region text:id="ct1204646028">
          <text:insertion>
            <office:change-info>
              <dc:creator>Matthew Moodie</dc:creator>
              <dc:date>2006-09-14T12:19:00</dc:date>
            </office:change-info>
          </text:insertion>
        </text:changed-region>
        <text:changed-region text:id="ct1204647820">
          <text:deletion>
            <office:change-info>
              <dc:creator>Matthew Moodie</dc:creator>
              <dc:date>2006-09-14T12:19:00</dc:date>
            </office:change-info>
            <text:p text:style-name="Body_20_Text_20_First">t</text:p>
          </text:deletion>
        </text:changed-region>
        <text:changed-region text:id="ct1204646476">
          <text:deletion>
            <office:change-info>
              <dc:creator>Ray Lischner</dc:creator>
              <dc:date>2006-09-18T14:59:00</dc:date>
            </office:change-info>
            <text:p text:style-name="Code">class</text:p>
          </text:deletion>
        </text:changed-region>
        <text:changed-region text:id="ct1204649164">
          <text:insertion>
            <office:change-info>
              <dc:creator>Ray Lischner</dc:creator>
              <dc:date>2006-09-18T14:59:00</dc:date>
            </office:change-info>
          </text:insertion>
        </text:changed-region>
        <text:changed-region text:id="ct1249088840">
          <text:deletion>
            <office:change-info>
              <dc:creator>Ray Lischner</dc:creator>
              <dc:date>2006-09-21T11:57:00</dc:date>
            </office:change-info>
            <text:p text:style-name="Body_20_Text_20_Cont">clar</text:p>
          </text:deletion>
        </text:changed-region>
        <text:changed-region text:id="ct1249090968">
          <text:insertion>
            <office:change-info>
              <dc:creator>Ray Lischner</dc:creator>
              <dc:date>2006-09-21T11:58:00</dc:date>
            </office:change-info>
          </text:insertion>
        </text:changed-region>
        <text:changed-region text:id="ct1249089960">
          <text:insertion>
            <office:change-info>
              <dc:creator>Ray Lischner</dc:creator>
              <dc:date>2006-09-18T14:59:00</dc:date>
            </office:change-info>
          </text:insertion>
        </text:changed-region>
        <text:changed-region text:id="ct1249088952">
          <text:insertion>
            <office:change-info>
              <dc:creator>Ray Lischner</dc:creator>
              <dc:date>2006-09-18T15:00:00</dc:date>
            </office:change-info>
          </text:insertion>
        </text:changed-region>
        <text:changed-region text:id="ct1249089736">
          <text:deletion>
            <office:change-info>
              <dc:creator>Ray Lischner</dc:creator>
              <dc:date>2006-09-21T11:58:00</dc:date>
            </office:change-info>
            <text:p text:style-name="Body_20_Text_20_Cont">clar</text:p>
          </text:deletion>
        </text:changed-region>
        <text:changed-region text:id="ct1249089176">
          <text:insertion>
            <office:change-info>
              <dc:creator>Ray Lischner</dc:creator>
              <dc:date>2006-09-21T11:58:00</dc:date>
            </office:change-info>
          </text:insertion>
        </text:changed-region>
        <text:changed-region text:id="ct1249089512">
          <text:insertion>
            <office:change-info>
              <dc:creator>Matthew Moodie</dc:creator>
              <dc:date>2006-09-14T12:22:00</dc:date>
            </office:change-info>
          </text:insertion>
        </text:changed-region>
        <text:changed-region text:id="ct1249091080">
          <text:deletion>
            <office:change-info>
              <dc:creator>Ray Lischner</dc:creator>
              <dc:date>2006-09-21T11:59:00</dc:date>
            </office:change-info>
            <text:p text:style-name="Body_20_Text">clar</text:p>
          </text:deletion>
        </text:changed-region>
        <text:changed-region text:id="ct1249091416">
          <text:insertion>
            <office:change-info>
              <dc:creator>Ray Lischner</dc:creator>
              <dc:date>2006-09-21T11:59:00</dc:date>
            </office:change-info>
          </text:insertion>
        </text:changed-region>
        <text:changed-region text:id="ct1249090408">
          <text:insertion>
            <office:change-info>
              <dc:creator>Ray Lischner</dc:creator>
              <dc:date>2006-09-21T12:00:00</dc:date>
            </office:change-info>
          </text:insertion>
        </text:changed-region>
        <text:changed-region text:id="ct1249089064">
          <text:deletion>
            <office:change-info>
              <dc:creator>Ray Lischner</dc:creator>
              <dc:date>2006-09-21T11:59:00</dc:date>
            </office:change-info>
            <text:p text:style-name="Body_20_Text_20_First">clar</text:p>
          </text:deletion>
        </text:changed-region>
        <text:changed-region text:id="ct1249090520">
          <text:insertion>
            <office:change-info>
              <dc:creator>Ray Lischner</dc:creator>
              <dc:date>2006-09-21T11:59:00</dc:date>
            </office:change-info>
          </text:insertion>
        </text:changed-region>
        <text:changed-region text:id="ct1249087496">
          <text:deletion>
            <office:change-info>
              <dc:creator>Ray Lischner</dc:creator>
              <dc:date>2006-09-21T11:59:00</dc:date>
            </office:change-info>
            <text:p text:style-name="Body_20_Text_20_First"><text:span text:style-name="T1">clara</text:span></text:p>
          </text:deletion>
        </text:changed-region>
        <text:changed-region text:id="ct1249090744">
          <text:insertion>
            <office:change-info>
              <dc:creator>Ray Lischner</dc:creator>
              <dc:date>2006-09-21T11:59:00</dc:date>
            </office:change-info>
          </text:insertion>
        </text:changed-region>
        <text:changed-region text:id="ct1249087944">
          <text:insertion>
            <office:change-info>
              <dc:creator>Ray Lischner</dc:creator>
              <dc:date>2006-09-20T14:58:00</dc:date>
            </office:change-info>
          </text:insertion>
        </text:changed-region>
        <text:changed-region text:id="ct1206424824">
          <text:insertion>
            <office:change-info>
              <dc:creator>Ray Lischner</dc:creator>
              <dc:date>2006-09-21T12:00:00</dc:date>
            </office:change-info>
          </text:insertion>
        </text:changed-region>
        <text:changed-region text:id="ct1206424152">
          <text:insertion>
            <office:change-info>
              <dc:creator>Matthew Moodie</dc:creator>
              <dc:date>2006-09-14T12:25:00</dc:date>
            </office:change-info>
          </text:insertion>
        </text:changed-region>
        <text:changed-region text:id="ct1243958272">
          <text:insertion>
            <office:change-info>
              <dc:creator>Ray Lischner</dc:creator>
              <dc:date>2006-09-21T12:00:00</dc:date>
            </office:change-info>
          </text:insertion>
        </text:changed-region>
        <text:changed-region text:id="ct1243956928">
          <text:deletion>
            <office:change-info>
              <dc:creator>Ray Lischner</dc:creator>
              <dc:date>2006-09-21T11:59:00</dc:date>
            </office:change-info>
            <text:p text:style-name="Body_20_Text_20_Cont">clara</text:p>
          </text:deletion>
        </text:changed-region>
        <text:changed-region text:id="ct1243955584">
          <text:insertion>
            <office:change-info>
              <dc:creator>Ray Lischner</dc:creator>
              <dc:date>2006-09-21T11:59:00</dc:date>
            </office:change-info>
          </text:insertion>
        </text:changed-region>
      </text:tracked-changes>
      <text:variable-decls>
        <text:variable-decl office:value-type="float" text:name="chapter"/>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variable-set text:name="comment" text:display="none" text:formula="ooow:0" office:value-type="float" office:value="0" style:data-style-name="N0"/>Exploration <text:variable-set text:name="chapter" office:value-type="float" office:value="32" style:data-style-name="N0">32</text:variable-set></text:p>
      <text:p text:style-name="Chapter_20_Title">More About Member Functions</text:p>
      <text:p text:style-name="Body_20_Text_20_First">Member functions and constructors are even more fun tha<text:change-start text:change-id="ct1204646028"/>n<text:change-end text:change-id="ct1204646028"/><text:change text:change-id="ct1204647820"/> what you’ve learned so far. This exploration continues to uncover their mysteries.</text:p>
      <text:p text:style-name="Heading_20_1">Invoking the Default Constructor</text:p>
      <text:p text:style-name="Body_20_Text_20_First">Let’s start with a challenge. <text:span text:style-name="T2">Read the program in Listing </text:span><text:span text:style-name="T2"><text:variable-get text:name="chapter" office:value-type="float" style:data-style-name="N0">32</text:variable-get></text:span><text:span text:style-name="T2">-</text:span><text:span text:style-name="T2"><text:reference-ref text:reference-format="text" text:ref-name="problem_code">1</text:reference-ref></text:span><text:span text:style-name="T2">.</text:span></text:p>
      <text:p text:style-name="Code_20_Caption">Listing <text:variable-get text:name="chapter" office:value-type="float" style:data-style-name="N0">32</text:variable-get>-<text:reference-mark-start text:name="problem_code"/><text:sequence text:ref-name="refText0" text:name="Text" text:formula="ooow:Text+1" style:num-format="1">1</text:sequence><text:reference-mark-end text:name="problem_code"/>. Mystery program</text:p>
      <text:p text:style-name="Code_20_First">#include &lt;iostream&gt;</text:p>
      <text:p text:style-name="Code">#include &lt;ostream&gt;</text:p>
      <text:p text:style-name="Code"/>
      <text:p text:style-name="Code"><text:change text:change-id="ct1204646476"/><text:change-start text:change-id="ct1204649164"/>struct<text:change-end text:change-id="ct1204649164"/> point</text:p>
      <text:p text:style-name="Code">{</text:p>
      <text:p text:style-name="Code"><text:s text:c="2"/>point()</text:p>
      <text:p text:style-name="Code"><text:s text:c="2"/>: x_(0.0), y_(0.0)</text:p>
      <text:p text:style-name="Code"><text:s text:c="2"/>{</text:p>
      <text:p text:style-name="Code"><text:s text:c="4"/>std::cout &lt;&lt; "default constructor\n";</text:p>
      <text:p text:style-name="Code"><text:s text:c="2"/>}</text:p>
      <text:p text:style-name="Code"><text:s text:c="2"/>point(double x, double y)</text:p>
      <text:p text:style-name="Code"><text:s text:c="2"/>: x_(x), y_(y)</text:p>
      <text:p text:style-name="Code"><text:s text:c="2"/>{</text:p>
      <text:p text:style-name="Code"><text:s text:c="4"/>std::cout &lt;&lt; "constructor(" &lt;&lt; x &lt;&lt; ", " &lt;&lt; y &lt;&lt; ")\n";</text:p>
      <text:p text:style-name="Code"><text:s text:c="2"/>}</text:p>
      <text:p text:style-name="Code"/>
      <text:p text:style-name="Code"><text:s text:c="2"/>double x_;</text:p>
      <text:p text:style-name="Code"><text:s text:c="2"/>double y_;</text:p>
      <text:p text:style-name="Code">};</text:p>
      <text:p text:style-name="Code"/>
      <text:p text:style-name="Code">int main()</text:p>
      <text:p text:style-name="Code">{</text:p>
      <text:p text:style-name="Code"><text:s text:c="2"/>point pt();</text:p>
      <text:p text:style-name="Code_20_Last">}</text:p>
      <text:p text:style-name="P2">Predict the output from the program in Listing <text:variable-get text:name="chapter" office:value-type="float" style:data-style-name="N0">32</text:variable-get>-<text:reference-ref text:reference-format="text" text:ref-name="problem_code">1</text:reference-ref>.</text:p>
      <text:p text:style-name="Body_20_Text_20_First">~LLL</text:p>
      <text:p text:style-name="Body_20_Text_20_First">~LLL</text:p>
      <text:p text:style-name="Body_20_Text_20_First">~LLL</text:p>
      <text:p text:style-name="Body_20_Text_20_Cont">Okay, I confess. I played a trick on you. You probably expected to see the message</text:p>
      <text:p text:style-name="Code_20_Single"><text:hidden-text text:condition="ooow:" text:string-value=".txt" text:is-hidden="true"/>default constructor</text:p>
      <text:p text:style-name="Body_20_Text_20_Cont">but you didn’t, did you? So, what happened? To better understand, <text:span text:style-name="T1">try adding a line to print the value of </text:span><text:span text:style-name="T3">pt.x_</text:span>:</text:p>
      <text:p text:style-name="Code_20_First"><text:hidden-text text:condition="ooow:" text:string-value=".cxx" text:is-hidden="true"/>int main()</text:p>
      <text:p text:style-name="Code">{</text:p>
      <text:p text:style-name="Code"><text:s text:c="2"/>point pt();</text:p>
      <text:p text:style-name="Code_20_Bold"><text:span text:style-name="T1"><text:s text:c="2"/></text:span>std::cout &lt;&lt; pt.x_ &lt;&lt; '\n';</text:p>
      <text:p text:style-name="Code_20_Last">}</text:p>
      <text:p text:style-name="P3">Now what happens?</text:p>
      <text:p text:style-name="Body_20_Text_20_First">~LLL</text:p>
      <text:p text:style-name="Body_20_Text_20_First">~LLL</text:p>
      <text:p text:style-name="Body_20_Text_20_Cont">More tricks, I’m afraid. The problem is that the program does not actually de<text:change text:change-id="ct1249088840"/><text:change-start text:change-id="ct1249090968"/>fin<text:change-end text:change-id="ct1249090968"/>e a variable named <text:span text:style-name="Code_20_Inline">pt</text:span>, <text:hidden-text text:condition="ooow:comment == 1" text:string-value="There is a far more serious issue, the code will not compile (access violation)" text:is-hidden="true">There is a far more serious issue, the code will not compile (access violation)</text:hidden-text>constructed with the default constructor. Instead, you have inadvertently declared a function named <text:span text:style-name="Code_20_Inline">pt</text:span>, which takes no arguments and returns a <text:span text:style-name="Code_20_Inline">point</text:span> value.</text:p>
      <text:p text:style-name="Body_20_Text">The C++ language is complicated, and the grammar in particular has a number of subtle complexities. In this case, the grammar is ambiguous and permits two different interpretations of the declaration of <text:span text:style-name="Code_20_Inline">pt</text:span>. The semantic rules resolve the syntactic ambiguity, but not in the way you probably predicted. Imagine for a moment that you change the type from <text:span text:style-name="Code_20_Inline">point</text:span> to <text:span text:style-name="Code_20_Inline">int</text:span>, and the name from <text:span text:style-name="Code_20_Inline">pt</text:span> to <text:span text:style-name="Code_20_Inline">size</text:span>:</text:p>
      <text:p text:style-name="Code_20_Single">int size();</text:p>
      <text:p text:style-name="Body_20_Text_20_Cont">Now it looks like a function declaration, doesn’t it? And that’s exactly how the compiler sees it: a declaration (not a definition) of a function named <text:span text:style-name="Code_20_Inline">size</text:span> that takes no arguments and returns type <text:span text:style-name="Code_20_Inline">int</text:span>. Listing <text:s/><text:span text:style-name="T2"><text:variable-get text:name="chapter" office:value-type="float" style:data-style-name="N0">32</text:variable-get></text:span><text:span text:style-name="T2">-</text:span><text:span text:style-name="T2"><text:reference-ref text:reference-format="text" text:ref-name="problem_code">1</text:reference-ref></text:span><text:span text:style-name="T2"> contains a declaration of a function named </text:span><text:span text:style-name="T4">pt</text:span><text:span text:style-name="T2"> that takes no arguments and returns type </text:span><text:span text:style-name="T4">point</text:span><text:span text:style-name="T2">.</text:span></text:p>
      <text:p text:style-name="Body_20_Text">The proper way to define an object named <text:span text:style-name="Code_20_Inline">pt</text:span> that invokes the default constructor is to omit the parentheses:</text:p>
      <text:p text:style-name="Code_20_Single">point pt;</text:p>
      <text:p text:style-name="Body_20_Text_20_Cont">This issue often trips up new C++ programmers. Fortunately, the compiler detects the mistake and issues an error message<text:hidden-text text:condition="ooow:comment == 1" text:string-value="well not usually at the point of declaration. And for those who tend to declare variables early that can lead to an error message remote from the cause." text:is-hidden="true">well not usually at the point of declaration. And for those who tend to declare variables early that can lead to an error message remote from the cause.</text:hidden-text>. Unfortunately, the message is often cryptic because the compiler’s interpretation of what you wrote is so very different from your intention<text:change-start text:change-id="ct1249089960"/>, <text:change-end text:change-id="ct1249089960"/><text:change-start text:change-id="ct1249088952"/>and the message typically arises where you use <text:span text:style-name="Code_20_Inline">pt</text:span>, not where you declare it<text:change-end text:change-id="ct1249088952"/>. Fortunately, with a little experience, you will quickly learn to recognize this coding pattern.</text:p>
      <text:p text:style-name="Body_20_Text">Subtle semantic problems arise in other ways. The most notable trap arises when you try to construct objects, such as vectors, only the compiler doesn’t see it that way at all. Types such as <text:span text:style-name="Code_20_Inline">vector</text:span> have a plethora of constructors. One constructor takes two read iterators and initializes the <text:span text:style-name="Code_20_Inline">vector</text:span> by copying all the elements from the iterator range. Listing <text:variable-get text:name="chapter" office:value-type="float" style:data-style-name="N0">32</text:variable-get>-<text:reference-ref text:reference-format="text" text:ref-name="vector_ctor_two_iters_code">2</text:reference-ref> shows a simple program that reads integers from the standard input, then finds the first instance of zero in the data, and constructs a new <text:span text:style-name="Code_20_Inline">vector</text:span>, starting at the zero and extending to the end of the original vector. The only point of this program is to demonstrate <text:span text:style-name="Code_20_Inline">vector</text:span>’s two-iterator constructor.</text:p>
      <text:p text:style-name="Code_20_Caption">Listing <text:variable-get text:name="chapter" office:value-type="float" style:data-style-name="N0">32</text:variable-get>-<text:reference-mark-start text:name="vector_ctor_two_iters_code"/><text:sequence text:ref-name="refText1" text:name="Text" text:formula="ooow:Text+1" style:num-format="1">2</text:sequence><text:reference-mark-end text:name="vector_ctor_two_iters_code"/>. Constructing a <text:span text:style-name="Code_20_Inline">vector</text:span> from two read iterators</text:p>
      <text:p text:style-name="Code_20_First">#include &lt;algorithm&gt;</text:p>
      <text:p text:style-name="Code">#include &lt;iostream&gt;</text:p>
      <text:p text:style-name="Code">#include &lt;istream&gt;</text:p>
      <text:p text:style-name="Code">#include &lt;iterator&gt;</text:p>
      <text:p text:style-name="Code">#include &lt;ostream&gt;</text:p>
      <text:p text:style-name="Code">#include &lt;vector&gt;</text:p>
      <text:p text:style-name="Code"/>
      <text:p text:style-name="Code">int main()</text:p>
      <text:p text:style-name="Code">{</text:p>
      <text:p text:style-name="Code"><text:s text:c="2"/>using namespace std;</text:p>
      <text:p text:style-name="Code"><text:s text:c="2"/>vector&lt;int&gt; orig;</text:p>
      <text:p text:style-name="Code"><text:s text:c="2"/>orig.insert(orig.begin(), istream_iterator&lt;int&gt;(cin), istream_iterator&lt;int&gt;());</text:p>
      <text:p text:style-name="Code"><text:s text:c="2"/>vector&lt;int&gt;::iterator zero(find(orig.begin(), orig.end(), 0));</text:p>
      <text:p text:style-name="Code_20_Bold"><text:s text:c="2"/>vector&lt;int&gt; from_zero(zero, orig.end());</text:p>
      <text:p text:style-name="Code"><text:s text:c="2"/>copy(from_zero.begin(), from_zero.end(), ostream_iterator&lt;int&gt;(cout, "\n"));</text:p>
      <text:p text:style-name="Code_20_Last">}</text:p>
      <text:p text:style-name="Body_20_Text_20_Cont">You can use the same constructor to construct the <text:span text:style-name="Code_20_Inline">orig</text:span> object, too. Instead of using the default constructor and a separate call to the insert member function, you can directly construct <text:span text:style-name="Code_20_Inline">orig</text:span> with the values that <text:span text:style-name="Code_20_Inline">istream_iterator</text:span> reads from <text:span text:style-name="Code_20_Inline">cin</text:span>. Consider the program in Listing <text:variable-get text:name="chapter" office:value-type="float" style:data-style-name="N0">32</text:variable-get>-<text:reference-ref text:reference-format="text" text:ref-name="istream_code">3</text:reference-ref>. </text:p>
      <text:p text:style-name="Code_20_Caption"><text:hidden-text text:condition="ooow:" text:string-value=".cxx" text:is-hidden="true"/>Listing <text:variable-get text:name="chapter" office:value-type="float" style:data-style-name="N0">32</text:variable-get>-<text:reference-mark-start text:name="istream_code"/><text:sequence text:ref-name="refText2" text:name="Text" text:formula="ooow:Text+1" style:num-format="1">3</text:sequence><text:reference-mark-end text:name="istream_code"/>. Problem with istream iterators</text:p>
      <text:p text:style-name="Code_20_First">#include &lt;algorithm&gt;</text:p>
      <text:p text:style-name="Code">#include &lt;iostream&gt;</text:p>
      <text:p text:style-name="Code">#include &lt;istream&gt;</text:p>
      <text:p text:style-name="Code">#include &lt;iterator&gt;</text:p>
      <text:p text:style-name="Code">#include &lt;ostream&gt;</text:p>
      <text:p text:style-name="Code">#include &lt;vector&gt;</text:p>
      <text:p text:style-name="Code"/>
      <text:p text:style-name="Code">int main()</text:p>
      <text:p text:style-name="Code">{</text:p>
      <text:p text:style-name="Code"><text:s text:c="2"/>using namespace std;</text:p>
      <text:p text:style-name="Code_20_Bold"><text:s text:c="2"/>vector&lt;int&gt; orig(istream_iterator&lt;int&gt;(cin), istream_iterator&lt;int&gt;());</text:p>
      <text:p text:style-name="Code"><text:s text:c="2"/>vector&lt;int&gt;::iterator zero(find(orig.begin(), orig.end(), 0));</text:p>
      <text:p text:style-name="Code"><text:s text:c="2"/>vector&lt;int&gt; from_zero(zero, orig.end());</text:p>
      <text:p text:style-name="Code"><text:s text:c="2"/>copy(from_zero.begin(), from_zero.end(), ostream_iterator&lt;int&gt;(cout, "\n"));</text:p>
      <text:p text:style-name="Code_20_Last">}</text:p>
      <text:p text:style-name="Body_20_Text_20_Cont">The constructor for <text:span text:style-name="Code_20_Inline">orig</text:span> looks just like the constructor for <text:span text:style-name="Code_20_Inline">from_zero</text:span>, except that the two read iterators are <text:span text:style-name="Code_20_Inline">istream_iterator</text:span> objects. At least, that what the program looks like at first. <text:span text:style-name="T1">What does the program actually do?</text:span></text:p>
      <text:p text:style-name="Body_20_Text_20_First">~LLL</text:p>
      <text:p text:style-name="Body_20_Text_20_First">~LLL</text:p>
      <text:p text:style-name="Body_20_Text_20_First">~LLL</text:p>
      <text:p text:style-name="Body_20_Text_20_Cont">Instead of de<text:change text:change-id="ct1249089736"/><text:change-start text:change-id="ct1249089176"/>fin<text:change-end text:change-id="ct1249089176"/>ing a variable named <text:span text:style-name="Code_20_Inline">orig</text:span> that is initialized by calling a two-argument constructor with two <text:span text:style-name="Code_20_Inline">istream_</text:span><text:span text:style-name="Code_20_Inline"><text:span text:style-name="Code_20_Inline">it</text:span></text:span><text:span text:style-name="Code_20_Inline">erator&lt;int&gt;</text:span> objects as arguments, the program actually declare<text:change-start text:change-id="ct1249089512"/>s<text:change-end text:change-id="ct1249089512"/> a function named <text:span text:style-name="Code_20_Inline">orig</text:span> that takes two parameters of type <text:span text:style-name="Code_20_Inline">istream_iterator&lt;int&gt;</text:span>. The first parameter is named <text:span text:style-name="Code_20_Inline">cin</text:span>, and the second has no name. The parentheses around the parameter name (or lack of name) are redundant, and the compiler ignores them.</text:p>
      <text:p text:style-name="Body_20_Text">Once again, the compiler sees a function declaration instead of a variable definition. The grammar is again ambiguous, and the language rules opt in favor of the function declaration.</text:p>
      <text:p text:style-name="Body_20_Text">In past explorations, I’ve avoided this particular problem by de<text:change text:change-id="ct1249091080"/><text:change-start text:change-id="ct1249091416"/>fin<text:change-end text:change-id="ct1249091416"/>ing an empty vector, and then copying the data into the vector by calling the <text:span text:style-name="Code_20_Inline">insert</text:span> member function or the <text:span text:style-name="Code_20_Inline">copy</text:span> algorithm. Another way to get around the compiler’s interpretation of the declaration is to surround each argument in its entirety in parentheses:</text:p>
      <text:p text:style-name="Code_20_Single">vector&lt;int&gt; data((istream_iterator&lt;int&gt;(cin)), (istream_iterator&lt;int&gt;()));</text:p>
      <text:p text:style-name="Code_20_Single"><text:hidden-text text:condition="ooow:comment == 1" text:string-value="Sorry I cannot see the reason but my compiler (G++) remorselessly refuses to compile this line. It does not like the second argument" text:is-hidden="true">Sorry I cannot see the reason but my compiler (G++) remorselessly refuses to compile this line. It does not like the second argument</text:hidden-text><text:change-start text:change-id="ct1249090408"/><text:hidden-text text:condition="ooow:" text:string-value="[RL] It works with gcc 4.0.2. I always use -ansi -pedantic when compiling the examples from this book, but that shouldn’t make a difference." text:is-hidden="true"/><text:change-end text:change-id="ct1249090408"/></text:p>
      <text:p text:style-name="Body_20_Text_20_Cont">These extra parentheses force the compiler to see the declaration as a variable definition, not a function declaration. You might find this style a little hard to read, but once you get used to it, you can easily see this idiom and how it works.</text:p>
      <text:p text:style-name="Heading_20_1">Revisiting Project 1</text:p>
      <text:p text:style-name="Body_20_Text_20_First">What did you find most frustrating about Project 1 (Exploration 26)? If you are anything like me (although I hope you’re not, for your sake), you might have been disappointed that you had to de<text:change text:change-id="ct1249089064"/><text:change-start text:change-id="ct1249090520"/>fin<text:change-end text:change-id="ct1249090520"/>e several separate vectors to store one set of records. Without knowing about classes, however, that was the only feasible approach. Now that you’ve been introduced to classes, you can fix the program. <text:span text:style-name="T1">Write a class de</text:span><text:change text:change-id="ct1249087496"/><text:change-start text:change-id="ct1249090744"/><text:span text:style-name="T1">fini</text:span><text:change-end text:change-id="ct1249090744"/><text:span text:style-name="T1">tion to store one record.</text:span> Refer back to Exploration 26 for details; to summarize, each record keeps track of an integer height in centimeters, an integer weight in kilograms, the calculated BMI (which you can round off to an integer), the person’s sex (letter <text:span text:style-name="Code_20_Inline">'M'</text:span> or <text:span text:style-name="Code_20_Inline">'F'</text:span>), and the person’s name (a <text:span text:style-name="Code_20_Inline">string</text:span>).</text:p>
      <text:p text:style-name="Body_20_Text">Next, <text:span text:style-name="T1">write a </text:span><text:span text:style-name="T3">read</text:span><text:span text:style-name="T1"> member function that reads a single record from an </text:span><text:span text:style-name="T3">istream</text:span>. It takes an <text:span text:style-name="Code_20_Inline">istream</text:span> argument and an integer, to use in the prompt. <text:span text:style-name="T1">Write a </text:span><text:span text:style-name="T3">print</text:span><text:span text:style-name="T1"> member function that prints one record</text:span>; it takes an <text:span text:style-name="Code_20_Inline">ostream</text:span> and an integer threshold as arguments.</text:p>
      <text:p text:style-name="P4">Finally, modify the program to take advantage of the new class you wrote.<text:span text:style-name="T2"> Compare your solution to mine in Listing </text:span><text:span text:style-name="T2"><text:variable-get text:name="chapter" office:value-type="float" style:data-style-name="N0">32</text:variable-get></text:span><text:span text:style-name="T2">-</text:span><text:span text:style-name="T2"><text:reference-ref text:reference-format="text" text:ref-name="bmi_code">4</text:reference-ref></text:span><text:span text:style-name="T2">.</text:span></text:p>
      <text:p text:style-name="Code_20_Caption">Listing <text:variable-get text:name="chapter" office:value-type="float" style:data-style-name="N0">32</text:variable-get>-<text:reference-mark-start text:name="bmi_code"/><text:sequence text:ref-name="refText3" text:name="Text" text:formula="ooow:Text+1" style:num-format="1">4</text:sequence><text:reference-mark-end text:name="bmi_code"/>. New BMI program</text:p>
      <text:p text:style-name="Code_20_First">#include &lt;algorithm&gt;</text:p>
      <text:p text:style-name="Code">#include &lt;cstdlib&gt;</text:p>
      <text:p text:style-name="Code">#include &lt;iomanip&gt;<text:change-start text:change-id="ct1249087944"/></text:p>
      <text:p text:style-name="Code">#include &lt;ios&gt;<text:change-end text:change-id="ct1249087944"/></text:p>
      <text:p text:style-name="Code">#include &lt;iostream&gt;</text:p>
      <text:p text:style-name="Code">#include &lt;istream&gt;</text:p>
      <text:p text:style-name="Code">#include &lt;limits&gt;</text:p>
      <text:p text:style-name="Code">#include &lt;locale&gt;</text:p>
      <text:p text:style-name="Code">#include &lt;ostream&gt;</text:p>
      <text:p text:style-name="Code">#include &lt;string&gt;</text:p>
      <text:p text:style-name="Code">#include &lt;vector&gt;</text:p>
      <text:p text:style-name="Code"/>
      <text:p text:style-name="Code">/// Compute body-mass index from height in centimeters and weight in kilograms.</text:p>
      <text:p text:style-name="Code">int compute_bmi(int height, int weight)</text:p>
      <text:p text:style-name="Code">{</text:p>
      <text:p text:style-name="Code"><text:s text:c="3"/>return static_cast&lt;int&gt;(weight * 10000 / (height * height) + 0.5);</text:p>
      <text:p text:style-name="Code">}</text:p>
      <text:p text:style-name="Code"/>
      <text:p text:style-name="Code">/// Skip the rest of the input line.</text:p>
      <text:p text:style-name="Code">void skip_line(std::istream&amp; in)</text:p>
      <text:p text:style-name="Code">{</text:p>
      <text:p text:style-name="Code"><text:s text:c="2"/>in.ignore(std::numeric_limits&lt;int&gt;::max(), '\n');</text:p>
      <text:p text:style-name="Code">}</text:p>
      <text:p text:style-name="Code"/>
      <text:p text:style-name="Code">/// Represent one person’s record, storing the person’s name, height, weight,</text:p>
      <text:p text:style-name="Code">/// sex, and body-mass index (BMI), which is computed from the height and weight.</text:p>
      <text:p text:style-name="Code">struct record</text:p>
      <text:p text:style-name="Code">{</text:p>
      <text:p text:style-name="Code"><text:s text:c="2"/>record() : height_(0), weight_(0), bmi_(0), sex_('?'), name_()</text:p>
      <text:p text:style-name="Code"><text:s text:c="2"/>{}</text:p>
      <text:p text:style-name="Code"/>
      <text:p text:style-name="Code"><text:s text:c="2"/>/// Get this record, overwriting the data members.</text:p>
      <text:p text:style-name="Code"><text:s text:c="2"/>/// Error-checking omitted for brevity.</text:p>
      <text:p text:style-name="Code"><text:s text:c="2"/>/// @return true for success or false for eof or input failure</text:p>
      <text:p text:style-name="Code"><text:s text:c="2"/>bool read(std::istream&amp; in, int num)</text:p>
      <text:p text:style-name="Code"><text:s text:c="2"/>{</text:p>
      <text:p text:style-name="Code"><text:s text:c="4"/>std::cout &lt;&lt; "Name " &lt;&lt; num &lt;&lt; ": ";</text:p>
      <text:p text:style-name="Code"><text:s text:c="4"/>std::string name;</text:p>
      <text:p text:style-name="Code"><text:s text:c="4"/>if (not std::getline(in, name))</text:p>
      <text:p text:style-name="Code"><text:s text:c="6"/>return false;</text:p>
      <text:p text:style-name="Code"/>
      <text:p text:style-name="Code"><text:s text:c="4"/>std::cout &lt;&lt; "Height (cm): ";</text:p>
      <text:p text:style-name="Code"><text:s text:c="4"/>int height;</text:p>
      <text:p text:style-name="Code"><text:s text:c="4"/>if (not (in &gt;&gt; height))</text:p>
      <text:p text:style-name="Code"><text:s text:c="6"/>return false;</text:p>
      <text:p text:style-name="Code"><text:s text:c="4"/>skip_line(in);</text:p>
      <text:p text:style-name="Code"/>
      <text:p text:style-name="Code"><text:s text:c="4"/>std::cout &lt;&lt; "Weight (kg): ";</text:p>
      <text:p text:style-name="Code"><text:s text:c="4"/>int weight;</text:p>
      <text:p text:style-name="Code"><text:s text:c="4"/>if (not (in &gt;&gt; weight))</text:p>
      <text:p text:style-name="Code"><text:s text:c="6"/>return false;</text:p>
      <text:p text:style-name="Code"><text:s text:c="4"/>skip_line(in);</text:p>
      <text:p text:style-name="Code"/>
      <text:p text:style-name="Code"><text:s text:c="4"/>std::cout &lt;&lt; "Sex (M or F): ";</text:p>
      <text:p text:style-name="Code"><text:s text:c="4"/>char sex;</text:p>
      <text:p text:style-name="Code"><text:s text:c="4"/>if (not (in &gt;&gt; sex))</text:p>
      <text:p text:style-name="Code"><text:s text:c="6"/>return false;</text:p>
      <text:p text:style-name="Code"><text:s text:c="4"/>skip_line(in);</text:p>
      <text:p text:style-name="Code"><text:s text:c="4"/>sex = std::toupper(sex, std::locale());</text:p>
      <text:p text:style-name="Code"/>
      <text:p text:style-name="Code"><text:s text:c="4"/>// Store information into data members only after reading</text:p>
      <text:p text:style-name="Code"><text:s text:c="4"/>// everything successfully.</text:p>
      <text:p text:style-name="Code"><text:s text:c="4"/>name_ = name;</text:p>
      <text:p text:style-name="Code"><text:s text:c="4"/>height_ = height;</text:p>
      <text:p text:style-name="Code"><text:s text:c="4"/>weight_ = weight;</text:p>
      <text:p text:style-name="Code"><text:s text:c="4"/>sex_ = sex;</text:p>
      <text:p text:style-name="Code"><text:s text:c="4"/>bmi_ = compute_bmi(height_, weight_);</text:p>
      <text:p text:style-name="Code"><text:s text:c="4"/>return true;</text:p>
      <text:p text:style-name="Code"><text:s text:c="2"/>}</text:p>
      <text:p text:style-name="Code"/>
      <text:p text:style-name="Code"><text:s text:c="2"/>/// Print this record to @p out.</text:p>
      <text:p text:style-name="Code"><text:s text:c="2"/>void print(std::ostream&amp; out, int threshold)</text:p>
      <text:p text:style-name="Code"><text:s text:c="2"/>{</text:p>
      <text:p text:style-name="Code"><text:s text:c="4"/>out &lt;&lt; std::setw(6) &lt;&lt; height_</text:p>
      <text:p text:style-name="Code"><text:s text:c="8"/>&lt;&lt; std::setw(7) &lt;&lt; weight_</text:p>
      <text:p text:style-name="Code"><text:s text:c="8"/>&lt;&lt; std::setw(3) &lt;&lt; sex_</text:p>
      <text:p text:style-name="Code"><text:s text:c="8"/>&lt;&lt; std::setw(6) &lt;&lt; bmi_;</text:p>
      <text:p text:style-name="Code"><text:s text:c="4"/>if (bmi_ &gt;= threshold)</text:p>
      <text:p text:style-name="Code"><text:s text:c="6"/>out &lt;&lt; '*';</text:p>
      <text:p text:style-name="Code"><text:s text:c="4"/>else</text:p>
      <text:p text:style-name="Code"><text:s text:c="6"/>out &lt;&lt; ' ';</text:p>
      <text:p text:style-name="Code"><text:s text:c="4"/>out &lt;&lt; ' ' &lt;&lt; name_ &lt;&lt; '\n';</text:p>
      <text:p text:style-name="Code"><text:s text:c="2"/>}</text:p>
      <text:p text:style-name="Code"/>
      <text:p text:style-name="Code"><text:s text:c="2"/>int height_; <text:s text:c="6"/>///&lt; height in centimeters</text:p>
      <text:p text:style-name="Code"><text:s text:c="2"/>int weight_; <text:s text:c="6"/>///&lt; weight in kilograms</text:p>
      <text:p text:style-name="Code"><text:s text:c="2"/>int bmi_; <text:s text:c="9"/>///&lt; Body-mass index</text:p>
      <text:p text:style-name="Code"><text:s text:c="2"/>char sex_; <text:s text:c="8"/>///&lt; 'M' for male or 'F' for female</text:p>
      <text:p text:style-name="Code"><text:s text:c="2"/>std::string name_; ///&lt; Person’s name</text:p>
      <text:p text:style-name="Code">};</text:p>
      <text:p text:style-name="Code"/>
      <text:p text:style-name="Code"/>
      <text:p text:style-name="Code">/** Print a table.</text:p>
      <text:p text:style-name="Code"><text:s/>* Print a table of height, weight, sex, BMI, and name.</text:p>
      <text:p text:style-name="Code"><text:s/>* Print only records for which sex matches @p sex.</text:p>
      <text:p text:style-name="Code"><text:s/>* At the end of each table, print the mean and median BMI.</text:p>
      <text:p text:style-name="Code"><text:s/>*/</text:p>
      <text:p text:style-name="Code">void print_table(char sex, std::vector&lt;record&gt;&amp; records, int threshold)</text:p>
      <text:p text:style-name="Code">{</text:p>
      <text:p text:style-name="Code"><text:s text:c="2"/>std::cout &lt;&lt; "Ht(cm) Wt(kg) Sex <text:s/>BMI <text:s/>Name\n";</text:p>
      <text:p text:style-name="Code"/>
      <text:p text:style-name="Code"><text:s text:c="2"/>float bmi_sum(0);</text:p>
      <text:p text:style-name="Code"><text:s text:c="2"/>long int bmi_count(0);</text:p>
      <text:p text:style-name="Code"><text:s text:c="2"/>std::vector&lt;int&gt; tmpbmis; // store only the BMIs that are printed</text:p>
      <text:p text:style-name="Code"><text:s text:c="28"/>// in order to compute the median</text:p>
      <text:p text:style-name="Code"><text:s text:c="2"/>for (std::vector&lt;record&gt;::iterator iter(records.begin());</text:p>
      <text:p text:style-name="Code"><text:s text:c="7"/>iter != records.end();</text:p>
      <text:p text:style-name="Code"><text:s text:c="7"/>++iter)</text:p>
      <text:p text:style-name="Code"><text:s text:c="2"/>{</text:p>
      <text:p text:style-name="Code"><text:s text:c="4"/>if (iter-&gt;sex_ == sex)</text:p>
      <text:p text:style-name="Code"><text:s text:c="4"/>{</text:p>
      <text:p text:style-name="Code"><text:s text:c="6"/>bmi_sum = bmi_sum + iter-&gt;bmi_;</text:p>
      <text:p text:style-name="Code"><text:s text:c="6"/>++bmi_count;</text:p>
      <text:p text:style-name="Code"><text:s text:c="6"/>tmpbmis.push_back(iter-&gt;bmi_);</text:p>
      <text:p text:style-name="Code"><text:s text:c="6"/>iter-&gt;print(std::cout, threshold);</text:p>
      <text:p text:style-name="Code"><text:s text:c="4"/>}</text:p>
      <text:p text:style-name="Code"><text:s text:c="2"/>}</text:p>
      <text:p text:style-name="Code"/>
      <text:p text:style-name="Code"><text:s text:c="2"/>// If the vectors are not empty, print basic statistics.</text:p>
      <text:p text:style-name="Code"><text:s text:c="2"/>if (bmi_count != 0)</text:p>
      <text:p text:style-name="Code"><text:s text:c="2"/>{</text:p>
      <text:p text:style-name="Code"><text:s text:c="4"/>std::cout &lt;&lt; "Mean BMI = "</text:p>
      <text:p text:style-name="Code"><text:s text:c="14"/>&lt;&lt; std::setprecision(1) &lt;&lt; std::fixed &lt;&lt; bmi_sum / bmi_count</text:p>
      <text:p text:style-name="Code"><text:s text:c="14"/>&lt;&lt; '\n';</text:p>
      <text:p text:style-name="Code"/>
      <text:p text:style-name="Code"><text:s text:c="4"/>// Median BMI is trickier. The easy way is to sort the</text:p>
      <text:p text:style-name="Code"><text:s text:c="4"/>// vector and pick out the middle item or items.</text:p>
      <text:p text:style-name="Code"><text:s text:c="4"/>std::sort(tmpbmis.begin(), tmpbmis.end());</text:p>
      <text:p text:style-name="Code"><text:s text:c="4"/>std::cout &lt;&lt; "Median BMI = ";</text:p>
      <text:p text:style-name="Code"><text:s text:c="4"/>// Index of median item.</text:p>
      <text:p text:style-name="Code"><text:s text:c="4"/>int i(tmpbmis.size() / 2);</text:p>
      <text:p text:style-name="Code"><text:s text:c="4"/>if (tmpbmis.size() % 2 == 0)</text:p>
      <text:p text:style-name="Code"><text:s text:c="6"/>std::cout &lt;&lt; (tmpbmis.at(i) + tmpbmis.at(i-1)) / 2.0 &lt;&lt; '\n';</text:p>
      <text:p text:style-name="Code"><text:s text:c="4"/>else</text:p>
      <text:p text:style-name="Code"><text:s text:c="6"/>std::cout &lt;&lt; tmpbmis.at(i) &lt;&lt; '\n';</text:p>
      <text:p text:style-name="Code"><text:s text:c="2"/>}</text:p>
      <text:p text:style-name="Code">}</text:p>
      <text:p text:style-name="Code"/>
      <text:p text:style-name="Code">/** Main program to compute BMI. */</text:p>
      <text:p text:style-name="Code">int main()</text:p>
      <text:p text:style-name="Code">{</text:p>
      <text:p text:style-name="Code"><text:s text:c="2"/>std::locale::global(std::locale(""));</text:p>
      <text:p text:style-name="Code"><text:s text:c="2"/>std::cout.imbue(std::locale());</text:p>
      <text:p text:style-name="Code"><text:s text:c="2"/>std::cin.imbue(std::locale());</text:p>
      <text:p text:style-name="Code"/>
      <text:p text:style-name="Code"><text:s text:c="2"/>std::vector&lt;record&gt; records;</text:p>
      <text:p text:style-name="Code"><text:s text:c="2"/>int threshold;</text:p>
      <text:p text:style-name="Code"/>
      <text:p text:style-name="Code"><text:s text:c="2"/>std::cout &lt;&lt; "Enter threshold BMI: ";</text:p>
      <text:p text:style-name="Code"><text:s text:c="2"/>if (not (std::cin &gt;&gt; threshold))</text:p>
      <text:p text:style-name="Code"><text:s text:c="4"/>return EXIT_FAILURE;</text:p>
      <text:p text:style-name="Code"><text:s text:c="2"/>skip_line(std::cin);</text:p>
      <text:p text:style-name="Code"/>
      <text:p text:style-name="Code"><text:s text:c="2"/>std::cout &lt;&lt; "Enter name, height (in cm),"</text:p>
      <text:p text:style-name="Code"><text:s text:c="15"/>" and weight (in kg) for each person:\n";</text:p>
      <text:p text:style-name="Code"><text:s text:c="2"/>record rec;</text:p>
      <text:p text:style-name="Code"><text:s text:c="2"/>while (rec.read(std::cin, records.size()+1))</text:p>
      <text:p text:style-name="Code"><text:s text:c="2"/>{</text:p>
      <text:p text:style-name="Code"><text:s text:c="4"/>records.push_back(rec);</text:p>
      <text:p text:style-name="Code"><text:s text:c="4"/>std::cout &lt;&lt; "BMI = " &lt;&lt; rec.bmi_ &lt;&lt; '\n';</text:p>
      <text:p text:style-name="Code"><text:s text:c="2"/>}</text:p>
      <text:p text:style-name="Code"/>
      <text:p text:style-name="Code"><text:s text:c="2"/>// Print the data.</text:p>
      <text:p text:style-name="Code"><text:s text:c="2"/>std::cout &lt;&lt; "\n\nMale data\n";</text:p>
      <text:p text:style-name="Code"><text:s text:c="2"/>print_table('M', records, threshold);</text:p>
      <text:p text:style-name="Code"><text:s text:c="2"/>std::cout &lt;&lt; "\nFemale data\n";</text:p>
      <text:p text:style-name="Code"><text:s text:c="2"/>print_table('F', records, threshold);</text:p>
      <text:p text:style-name="Code_20_Last">}</text:p>
      <text:p text:style-name="Body_20_Text_20_Cont"><text:hidden-text text:condition="ooow:comment == 1" text:string-value="I must confess that the prompt for data style you adopt is sending me climbing the walls. Either data should be prompted for 1 piece at a time or responding with it all on one line should be acceptable." text:is-hidden="true">I must confess that the prompt for data style you adopt is sending me climbing the walls. Either data should be prompted for 1 piece at a time or responding with it all on one line should be acceptable.</text:hidden-text><text:change-start text:change-id="ct1206424824"/><text:hidden-text text:condition="ooow:" text:string-value="[RL] I don’t understand. read() prompts for each item, one at a time. " text:is-hidden="true"/><text:change-end text:change-id="ct1206424824"/>That’s a lot to swallow, so take your time. I’ll wait here until you’re done. When faced with a new class that you need to read and understand, start by reading the comments (if any). One approach is to skim lightly over the class to identify the members (function and data) first, then re-read the class to understand the member functions in depth. Tackle one member function at a time.</text:p>
      <text:p text:style-name="Body_20_Text">You might be asking yourself why I didn’t overload the <text:span text:style-name="Code_20_Inline">&gt;&gt;</text:span> and <text:span text:style-name="Code_20_Inline">&lt;&lt;</text:span> operators to read and write <text:span text:style-name="Code_20_Inline">record</text:span> objects. The requirements of the program are a little more complicated than what these operators offer. For example, reading a <text:span text:style-name="Code_20_Inline">record</text:span> also involves printing prompts, and the prompt includes an ordinal, so the user know<text:change-start text:change-id="ct1206424152"/>s<text:change-end text:change-id="ct1206424152"/> which record to type. Some records are printed differently than others, depending on the threshold. The <text:span text:style-name="Code_20_Inline">&gt;&gt;</text:span> operator has no convenient way to specify the threshold<text:hidden-text text:condition="ooow:comment == 1" text:string-value="well if you can acquire the data with a member function then you can encapsulate that into an operator &gt;&gt;(), Likewise for output." text:is-hidden="true">well if you can acquire the data with a member function then you can encapsulate that into an operator &gt;&gt;(), Likewise for output.</text:hidden-text><text:change-start text:change-id="ct1243958272"/><text:hidden-text text:condition="ooow:" text:string-value="[RL]Yes, but the difficulty of delivering the serial number for input and threshold for output is too much for this book." text:is-hidden="true"/><text:change-end text:change-id="ct1243958272"/>. Overloading I/O operators is great for simple types, but usually is not appropriate for more complicated types<text:hidden-text text:condition="ooow:comment == 1" text:string-value="not sure I agree. If you can write a read_from(0 and a write_to member functions you can then provide an overload of the insertion and extraction operators." text:is-hidden="true">not sure I agree. If you can write a read_from(0 and a write_to member functions you can then provide an overload of the insertion and extraction operators.</text:hidden-text>.</text:p>
      <text:p text:style-name="Heading_20_1">const Member Functions</text:p>
      <text:p text:style-name="Body_20_Text_20_First">Take a closer look at the <text:span text:style-name="Code_20_Inline">print_table</text:span> function. Notice anything unusual or suspicious about its parameters? The <text:span text:style-name="Code_20_Inline">records </text:span>argument is passed-by-reference, but the function never modifies it, so you really should pass it as a reference to <text:span text:style-name="Code_20_Inline">const</text:span>. Go ahead and make that change. <text:span text:style-name="T1">What happens?</text:span></text:p>
      <text:p text:style-name="Body_20_Text_20_First">~LLL</text:p>
      <text:p text:style-name="Body_20_Text_20_First">~LLL</text:p>
      <text:p text:style-name="Body_20_Text_20_Cont">You should see an error from the compiler. I often make this particular mistake in my code, so I’m glad it’s easy to fix. You are not allowed to use a plain <text:span text:style-name="Code_20_Inline">iterator</text:span> with a <text:span text:style-name="Code_20_Inline">const</text:span> container. You must <text:span text:style-name="Code_20_Inline">const_</text:span><text:span text:style-name="Code_20_Inline"><text:span text:style-name="Code_20_Inline">i</text:span></text:span><text:span text:style-name="Code_20_Inline">terator</text:span> instead. (See Exploration 20.) Change the <text:span text:style-name="Code_20_Inline">for</text:span> loop to use a <text:span text:style-name="Code_20_Inline">const_iterator</text:span>. <text:span text:style-name="T1">Now what happens?</text:span></text:p>
      <text:p text:style-name="Body_20_Text_20_First">~LLL</text:p>
      <text:p text:style-name="Body_20_Text_20_First">~LLL</text:p>
      <text:p text:style-name="Body_20_Text_20_Cont">Hmmm, still no go. Remember that every member function has a hidden parameter, <text:span text:style-name="Code_20_Inline">this</text:span>, that refers to the object. In this case, <text:span text:style-name="Code_20_Inline">print_table</text:span> calls the <text:span text:style-name="Code_20_Inline">print</text:span> member function, but after the change, <text:span text:style-name="Code_20_Inline">this</text:span> refers to a <text:span text:style-name="Code_20_Inline">const</text:span> object. <text:span text:style-name="T5">You</text:span> know that the <text:span text:style-name="Code_20_Inline">print</text:span> function does not modify any data members, but the compiler doesn’t. You need to tell the compiler that it can call <text:span text:style-name="Code_20_Inline">prin</text:span><text:span text:style-name="Code_20_Inline"><text:span text:style-name="Code_20_Inline">t</text:span></text:span><text:span text:style-name="Code_20_Inline">()</text:span> with a <text:span text:style-name="Code_20_Inline">const</text:span> object, and you do so by adding a <text:span text:style-name="Code_20_Inline">const</text:span> modifier after the function header and before the function body. Listing <text:variable-get text:name="chapter" office:value-type="float" style:data-style-name="N0">32</text:variable-get>-<text:reference-ref text:reference-format="text" text:ref-name="const_print_code">5</text:reference-ref> shows the new de<text:change text:change-id="ct1243956928"/><text:change-start text:change-id="ct1243955584"/>fini<text:change-end text:change-id="ct1243955584"/>tion of the <text:span text:style-name="Code_20_Inline">print</text:span> member function.</text:p>
      <text:p text:style-name="Code_20_Caption"><text:hidden-text text:condition="ooow:" text:string-value=".func" text:is-hidden="true"/>Listing <text:variable-get text:name="chapter" office:value-type="float" style:data-style-name="N0">32</text:variable-get>-<text:reference-mark-start text:name="const_print_code"/><text:sequence text:ref-name="refText4" text:name="Text" text:formula="ooow:Text+1" style:num-format="1">5</text:sequence><text:reference-mark-end text:name="const_print_code"/>. Adding the <text:span text:style-name="Code_20_Inline">const</text:span> modifier to <text:span text:style-name="Code_20_Inline">print</text:span></text:p>
      <text:p text:style-name="Code"><text:s text:c="2"/>/// Print this record to @p out.</text:p>
      <text:p text:style-name="Code"><text:s text:c="2"/>void print(std::ostream&amp; out, int threshold)</text:p>
      <text:p text:style-name="Code_20_Bold"><text:s text:c="2"/>const</text:p>
      <text:p text:style-name="Code"><text:s text:c="2"/>{</text:p>
      <text:p text:style-name="Code"><text:s text:c="4"/>out &lt;&lt; std::setw(6) &lt;&lt; height_</text:p>
      <text:p text:style-name="Code"><text:s text:c="8"/>&lt;&lt; std::setw(7) &lt;&lt; weight_</text:p>
      <text:p text:style-name="Code"><text:s text:c="8"/>&lt;&lt; std::setw(3) &lt;&lt; sex_</text:p>
      <text:p text:style-name="Code"><text:s text:c="8"/>&lt;&lt; std::setw(6) &lt;&lt; bmi_;</text:p>
      <text:p text:style-name="Code"><text:s text:c="4"/>if (bmi_ &gt;= threshold)</text:p>
      <text:p text:style-name="Code"><text:s text:c="6"/>out &lt;&lt; '*';</text:p>
      <text:p text:style-name="Code"><text:s text:c="4"/>else</text:p>
      <text:p text:style-name="Code"><text:s text:c="6"/>out &lt;&lt; ' ';</text:p>
      <text:p text:style-name="Code"><text:s text:c="4"/>out &lt;&lt; ' ' &lt;&lt; name_ &lt;&lt; '\n';</text:p>
      <text:p text:style-name="Code_20_Last"><text:s text:c="2"/>}</text:p>
      <text:p text:style-name="P5">As a general rule, use the <text:span text:style-name="Code_20_Inline">const</text:span> modifier for any member function that does not change any data members. That ensures that you can call the member function when you have a <text:span text:style-name="Code_20_Inline">const</text:span> object. <text:span text:style-name="T1">Copy the code from Listing 30-4 and modify it to add </text:span><text:span text:style-name="T3">const</text:span><text:span text:style-name="T1"> modifiers where appropriate.</text:span> Compare your result with mine in Listing <text:variable-get text:name="chapter" office:value-type="float" style:data-style-name="N0">32</text:variable-get>-<text:reference-ref text:reference-format="text" text:ref-name="member_function_code">6</text:reference-ref>.</text:p>
      <text:p text:style-name="Code_20_Caption"><text:hidden-text text:condition="ooow:" text:string-value=".func" text:is-hidden="true"/>Listing <text:variable-get text:name="chapter" office:value-type="float" style:data-style-name="N0">32</text:variable-get>-<text:reference-mark-start text:name="member_function_code"/><text:sequence text:ref-name="refText5" text:name="Text" text:formula="ooow:Text+1" style:num-format="1">6</text:sequence><text:reference-mark-end text:name="member_function_code"/>. <text:span text:style-name="Code_20_Inline">const</text:span> member functions for class <text:span text:style-name="Code_20_Inline">point</text:span></text:p>
      <text:p text:style-name="Code_20_First">#include &lt;cmath&gt; // for sqrt and atan</text:p>
      <text:p text:style-name="Code">struct point</text:p>
      <text:p text:style-name="Code">{</text:p>
      <text:p text:style-name="Code"><text:s text:c="2"/>/// Distance to the origin.</text:p>
      <text:p text:style-name="Code"><text:s text:c="2"/>double distance()</text:p>
      <text:p text:style-name="Code_20_Bold"><text:s text:c="2"/>const</text:p>
      <text:p text:style-name="Code"><text:s text:c="2"/>{</text:p>
      <text:p text:style-name="Code"><text:s text:c="4"/>return std::sqrt(x*x + y*y);</text:p>
      <text:p text:style-name="Code"><text:s text:c="2"/>}</text:p>
      <text:p text:style-name="Code"><text:s text:c="2"/>/// Angle relative to x-axis.</text:p>
      <text:p text:style-name="Code"><text:s text:c="2"/>double angle()</text:p>
      <text:p text:style-name="Code_20_Bold"><text:s text:c="2"/>const</text:p>
      <text:p text:style-name="Code"><text:s text:c="2"/>{</text:p>
      <text:p text:style-name="Code"><text:s text:c="4"/>return std::atan2(y, x);</text:p>
      <text:p text:style-name="Code"><text:s text:c="2"/>}</text:p>
      <text:p text:style-name="Code"/>
      <text:p text:style-name="Code"><text:s text:c="2"/>/// Add an offset to x and y.</text:p>
      <text:p text:style-name="Code"><text:s text:c="2"/>void offset(double off)</text:p>
      <text:p text:style-name="Code"><text:s text:c="2"/>{</text:p>
      <text:p text:style-name="Code"><text:s text:c="4"/>offset(off, off);</text:p>
      <text:p text:style-name="Code"><text:s text:c="2"/>}</text:p>
      <text:p text:style-name="Code"><text:s text:c="2"/>/// Add an offset to x and an offset to y</text:p>
      <text:p text:style-name="Code"><text:s text:c="2"/>void offset(double <text:s/>xoff, double yoff)</text:p>
      <text:p text:style-name="Code"><text:s text:c="2"/>{</text:p>
      <text:p text:style-name="Code"><text:s text:c="4"/>x = x + xoff;</text:p>
      <text:p text:style-name="Code"><text:s text:c="4"/>y = y + yoff;</text:p>
      <text:p text:style-name="Code"><text:s text:c="2"/>}</text:p>
      <text:p text:style-name="Code"/>
      <text:p text:style-name="Code"><text:s text:c="2"/>/// Scale x and y.</text:p>
      <text:p text:style-name="Code"><text:s text:c="2"/>void scale(double mult)</text:p>
      <text:p text:style-name="Code"><text:s text:c="2"/>{</text:p>
      <text:p text:style-name="Code"><text:s text:c="4"/>this-&gt;scale(mult, mult);</text:p>
      <text:p text:style-name="Code"><text:s text:c="2"/>}</text:p>
      <text:p text:style-name="Code"><text:s text:c="2"/>/// Scale x and y.</text:p>
      <text:p text:style-name="Code"><text:s text:c="2"/>void scale(double xmult, double ymult)</text:p>
      <text:p text:style-name="Code"><text:s text:c="2"/>{</text:p>
      <text:p text:style-name="Code"><text:s text:c="4"/>this-&gt;x = this-&gt;x * xmult;</text:p>
      <text:p text:style-name="Code"><text:s text:c="4"/>this-&gt;y = this-&gt;y * ymult;</text:p>
      <text:p text:style-name="Code"><text:s text:c="2"/>}</text:p>
      <text:p text:style-name="Code"><text:s text:c="2"/>double x;</text:p>
      <text:p text:style-name="Code"><text:s text:c="2"/>double y;</text:p>
      <text:p text:style-name="Code_20_Last">};</text:p>
      <text:p text:style-name="P5">The <text:span text:style-name="Code_20_Inline">scale</text:span> and <text:span text:style-name="Code_20_Inline">offset</text:span> functions modify data members, so they cannot be <text:span text:style-name="Code_20_Inline">const</text:span>. The <text:span text:style-name="Code_20_Inline">angle</text:span> and <text:span text:style-name="Code_20_Inline">distance</text:span> member functions don’t modify any members, so they are <text:span text:style-name="Code_20_Inline">const.</text:span></text:p>
      <text:p text:style-name="Body_20_Text">Given a <text:span text:style-name="Code_20_Inline">point</text:span> variable, you can call any member function. If the object is <text:span text:style-name="Code_20_Inline">const</text:span>, however, you can call only <text:span text:style-name="Code_20_Inline">const</text:span> member functions. The most common situation when you find yourself with a <text:span text:style-name="Code_20_Inline">const</text:span> object is inside another function, and the object was passed by reference to <text:span text:style-name="Code_20_Inline">const</text:span>, as illustrated in Listing <text:variable-get text:name="chapter" office:value-type="float" style:data-style-name="N0">32</text:variable-get>-<text:reference-ref text:reference-format="text" text:ref-name="calling_const_code">7</text:reference-ref>.</text:p>
      <text:p text:style-name="Code_20_Caption">Listing <text:variable-get text:name="chapter" office:value-type="float" style:data-style-name="N0">32</text:variable-get>-<text:reference-mark-start text:name="calling_const_code"/><text:sequence text:ref-name="refText6" text:name="Text" text:formula="ooow:Text+1" style:num-format="1">7</text:sequence><text:reference-mark-end text:name="calling_const_code"/>. Calling <text:span text:style-name="Code_20_Inline">const</text:span> and non-<text:span text:style-name="Code_20_Inline">const</text:span> member functions</text:p>
      <text:p text:style-name="Code_20_First">#include &lt;cmath&gt;</text:p>
      <text:p text:style-name="Code">#include &lt;iostream&gt;</text:p>
      <text:p text:style-name="Code">#include &lt;ostream&gt;</text:p>
      <text:p text:style-name="Code"/>
      <text:p text:style-name="Code">// Use the same point definition as Listing <text:variable-get text:name="chapter" office:value-type="float" style:data-style-name="N0">32</text:variable-get>-<text:reference-ref text:reference-format="text" text:ref-name="member_function_code">6</text:reference-ref></text:p>
      <text:p text:style-name="Code">... omitted for brevity ...</text:p>
      <text:p text:style-name="Code"/>
      <text:p text:style-name="Code">void print_polar(point const&amp; pt)</text:p>
      <text:p text:style-name="Code">{</text:p>
      <text:p text:style-name="Code"><text:s text:c="2"/>std::cout &lt;&lt; "{ r=" &lt;&lt; pt.distance() &lt;&lt; ", angle=" &lt;&lt; pt.angle() &lt;&lt; " }\n";</text:p>
      <text:p text:style-name="Code">}</text:p>
      <text:p text:style-name="Code"/>
      <text:p text:style-name="Code">void print_cartesian(point const&amp; pt)</text:p>
      <text:p text:style-name="Code">{</text:p>
      <text:p text:style-name="Code"><text:s text:c="2"/>std::cout &lt;&lt; "{ x=" &lt;&lt; pt.x &lt;&lt; ", y=" &lt;&lt; pt.y &lt;&lt; " }\n";</text:p>
      <text:p text:style-name="Code">}</text:p>
      <text:p text:style-name="Code"/>
      <text:p text:style-name="Code">int main()</text:p>
      <text:p text:style-name="Code">{</text:p>
      <text:p text:style-name="Code"><text:s text:c="2"/>point p1, p2;</text:p>
      <text:p text:style-name="Code"><text:s text:c="2"/>double const pi = 3.141592653589792;</text:p>
      <text:p text:style-name="Code"><text:s text:c="2"/>p1.x = std::cos(pi / 3);</text:p>
      <text:p text:style-name="Code"><text:s text:c="2"/>p1.y = std::sin(pi / 3);</text:p>
      <text:p text:style-name="Code"><text:s text:c="2"/>print_polar(p1);</text:p>
      <text:p text:style-name="Code"><text:s text:c="2"/>print_cartesian(p1);</text:p>
      <text:p text:style-name="Code"><text:s text:c="2"/>p2 = p1;</text:p>
      <text:p text:style-name="Code"><text:s text:c="2"/>p2.scale(4.0);</text:p>
      <text:p text:style-name="Code"><text:s text:c="2"/>print_polar(p2);</text:p>
      <text:p text:style-name="Code"><text:s text:c="2"/>print_cartesian(p2);</text:p>
      <text:p text:style-name="Code"><text:s text:c="2"/>p2.offset(0.0, -2.0);</text:p>
      <text:p text:style-name="Code"><text:s text:c="2"/>print_polar(p2);</text:p>
      <text:p text:style-name="Code"><text:s text:c="2"/>print_cartesian(p2);</text:p>
      <text:p text:style-name="Code_20_Last">}</text:p>
      <text:p text:style-name="Body_20_Text_20_Cont">Another common use for member functions is to restrict access to data members. Imagine what would happen if a program that used the BMI <text:span text:style-name="Code_20_Inline">record</text:span> type accidentally modified the <text:span text:style-name="Code_20_Inline">bmi_</text:span> member. A better design would let you call a <text:span text:style-name="Code_20_Inline">bmi()</text:span> function to obtain the BMI, but hide the <text:span text:style-name="Code_20_Inline">bmi_</text:span> data member to prevent accidental modification. You can prevent such accidents, and the next exploration tells you h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32 - More About Member functions</dc:title>
    <dc:subject>Exploring C++</dc:subject>
    <meta:initial-creator>Ray Lischner</meta:initial-creator>
    <meta:creation-date>2006-03-30T10:01:31</meta:creation-date>
    <dc:creator>Ray Lischner</dc:creator>
    <dc:date>2006-09-22T11:12:26</dc:date>
    <dc:language>en-US</dc:language>
    <meta:editing-cycles>45</meta:editing-cycles>
    <meta:editing-duration>P1DT18H53M50S</meta:editing-duration>
    <meta:user-defined meta:name="codex-configfile">apress-cpp-dox.xml</meta:user-defined>
    <meta:user-defined meta:name="codex-chapter-number">32</meta:user-defined>
    <meta:user-defined meta:name="codex-doxygen"/>
    <meta:user-defined meta:name="Info 4"/>
    <meta:document-statistic meta:table-count="0" meta:image-count="0" meta:object-count="0" meta:page-count="11" meta:paragraph-count="353" meta:word-count="2550" meta:character-count="16438"/>
  </office:meta>
</office:document-meta>
</file>